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401cm" fo:margin-left="-0.512cm" style:page-number="auto" table:align="left" style:writing-mode="lr-tb"/>
    </style:style>
    <style:style style:name="Table1.A" style:family="table-column">
      <style:table-column-properties style:column-width="7.138cm"/>
    </style:style>
    <style:style style:name="Table1.B" style:family="table-column">
      <style:table-column-properties style:column-width="10.262cm"/>
    </style:style>
    <style:style style:name="Table1.1" style:family="table-row">
      <style:table-row-properties style:min-row-height="3.122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018cm solid #808080" style:writing-mode="lr-tb"/>
    </style:style>
    <style:style style:name="Table1.2" style:family="table-row">
      <style:table-row-properties style:min-row-height="2.847cm" style:keep-together="true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le1.3" style:family="table-row">
      <style:table-row-properties style:min-row-height="3.477cm" style:keep-together="true" fo:keep-together="auto"/>
    </style:style>
    <style:style style:name="Table1.4" style:family="table-row">
      <style:table-row-properties style:min-row-height="3.688cm" style:keep-together="true" fo:keep-together="auto"/>
    </style:style>
    <style:style style:name="Table1.5" style:family="table-row">
      <style:table-row-properties style:min-row-height="2.801cm" style:keep-together="true" fo:keep-together="auto"/>
    </style:style>
    <style:style style:name="Table1.6" style:family="table-row">
      <style:table-row-properties style:min-row-height="3.404cm" style:keep-together="true" fo:keep-together="auto"/>
    </style:style>
    <style:style style:name="Table1.7" style:family="table-row">
      <style:table-row-properties style:min-row-height="3.096cm" style:keep-together="true" fo:keep-together="auto"/>
    </style:style>
    <style:style style:name="P1" style:family="paragraph" style:parent-style-name="Header">
      <style:text-properties fo:font-size="4pt" style:font-size-asian="4pt" style:font-size-complex="4pt"/>
    </style:style>
    <style:style style:name="P2" style:family="paragraph" style:parent-style-name="Standard">
      <style:text-properties style:font-name="Tahoma" style:font-name-complex="Tahoma"/>
    </style:style>
    <style:style style:name="P3" style:family="paragraph" style:parent-style-name="Standard">
      <style:text-properties fo:color="#000000" style:font-name="Tahoma" fo:font-size="11pt" style:font-size-asian="11pt" style:font-name-complex="Tahoma" style:font-size-complex="11pt"/>
    </style:style>
    <style:style style:name="P4" style:family="paragraph" style:parent-style-name="Standard">
      <style:paragraph-properties style:snap-to-layout-grid="false"/>
      <style:text-properties fo:color="#000000" style:font-name="Tahoma" fo:font-size="11pt" style:font-size-asian="11pt" style:font-name-complex="Tahoma" style:font-size-complex="11pt"/>
    </style:style>
    <style:style style:name="P5" style:family="paragraph" style:parent-style-name="Standard">
      <style:paragraph-properties>
        <style:tab-stops>
          <style:tab-stop style:position="1.307cm"/>
          <style:tab-stop style:position="8.546cm"/>
        </style:tab-stops>
      </style:paragraph-properties>
      <style:text-properties fo:color="#000000" style:font-name="Tahoma" fo:font-size="11pt" style:font-size-asian="11pt" style:font-name-complex="Tahoma" style:font-size-complex="11pt"/>
    </style:style>
    <style:style style:name="P6" style:family="paragraph" style:parent-style-name="Standard">
      <style:paragraph-properties fo:margin-left="0.503cm" fo:margin-right="0cm" fo:text-indent="0cm" style:auto-text-indent="false"/>
      <style:text-properties style:font-name="Tahoma" fo:font-size="11pt" style:font-size-asian="11pt" style:font-name-complex="Tahoma" style:font-size-complex="11pt"/>
    </style:style>
    <style:style style:name="P7" style:family="paragraph" style:parent-style-name="Standard">
      <style:paragraph-properties fo:margin-left="0.503cm" fo:margin-right="0cm" fo:text-indent="0cm" style:auto-text-indent="false" style:snap-to-layout-grid="false"/>
      <style:text-properties style:font-name="Tahoma" fo:font-size="11pt" style:font-size-asian="11pt" style:font-name-complex="Tahoma" style:font-size-complex="11pt"/>
    </style:style>
    <style:style style:name="P8" style:family="paragraph" style:parent-style-name="Standard">
      <style:paragraph-properties fo:margin-left="0.503cm" fo:margin-right="0cm" fo:text-indent="0cm" style:auto-text-indent="false">
        <style:tab-stops>
          <style:tab-stop style:position="8.858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9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2.032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0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2.021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1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2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/>
    </style:style>
    <style:style style:name="P13" style:family="paragraph" style:parent-style-name="Standard">
      <style:paragraph-properties fo:margin-left="0.6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/>
    </style:style>
    <style:style style:name="P14" style:family="paragraph" style:parent-style-name="Standard">
      <style:paragraph-properties fo:margin-left="0.6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5" style:family="paragraph" style:parent-style-name="Header">
      <style:text-properties style:font-name="Tahoma" fo:font-size="11pt" fo:font-weight="bold" style:font-size-asian="11pt" style:font-weight-asian="bold" style:font-name-complex="Tahoma" style:font-size-complex="11pt"/>
    </style:style>
    <style:style style:name="P16" style:family="paragraph" style:parent-style-name="Standard" style:list-style-name="WW8Num1">
      <style:paragraph-properties fo:margin-left="2.434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7" style:family="paragraph" style:parent-style-name="Standard" style:list-style-name="WW8Num2">
      <style:paragraph-properties fo:margin-left="2.434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8" style:family="paragraph" style:parent-style-name="Standard" style:list-style-name="WW8Num3">
      <style:paragraph-properties fo:margin-left="2.535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7"/>
            <text:p text:style-name="P8">Day: 3<text:tab/>Date: <text:s/>18/02/2015 </text:p>
            <text:p text:style-name="P6"/>
            <text:p text:style-name="P9">Name:<text:tab/>Joseph Tierney<text:tab/>Work Experience days: 10</text:p>
            <text:p text:style-name="P10">Class:<text:tab/>Computer Science 1B<text:tab/>Dates: <text:s/>16/02/2015 – 27/02/2015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2">Work undertaken – list tasks:</text:p>
            <text:p text:style-name="P11"/>
          </table:table-cell>
          <table:table-cell table:style-name="Table1.A1" office:value-type="string">
            <text:p text:style-name="P4">Start of day procedure</text:p>
            <text:p text:style-name="P4">Floor walk with manager</text:p>
            <text:p text:style-name="P4">Banking</text:p>
            <text:p text:style-name="P4">Trading folder</text:p>
            <text:p text:style-name="P4">Negative stock</text:p>
            <text:p text:style-name="P4">Adding the delivery to stock file training</text:p>
            <text:p text:style-name="P4">Delivery put away training</text:p>
            <text:p text:style-name="P4">Seasonal clothing module and test</text:p>
            <text:p text:style-name="P4">Processed sales</text:p>
            <text:p text:style-name="P4">Dealt with customers</text:p>
            <text:p text:style-name="P4">Loyalty card training</text:p>
            <text:p text:style-name="P4">End of day procedure</text:p>
            <text:p text:style-name="P4"/>
          </table:table-cell>
        </table:table-row>
        <table:table-row table:style-name="Table1.3">
          <table:table-cell table:style-name="Table1.A2" office:value-type="string">
            <text:p text:style-name="P12">Existing skills improved upon:</text:p>
            <text:list xml:id="list2887744057709843796" text:style-name="WW8Num1">
              <text:list-item>
                <text:p text:style-name="P16">Practical skills</text:p>
              </text:list-item>
              <text:list-item>
                <text:p text:style-name="P16">Personal skills</text:p>
              </text:list-item>
              <text:list-item>
                <text:p text:style-name="P16">Interpersonal skills</text:p>
              </text:list-item>
            </text:list>
          </table:table-cell>
          <table:table-cell table:style-name="Table1.A1" office:value-type="string">
            <text:p text:style-name="P3"/>
            <text:p text:style-name="P3">Today I improved my computer skills once again, as I used the stores banking system.</text:p>
            <text:p text:style-name="P3"/>
          </table:table-cell>
        </table:table-row>
        <table:table-row table:style-name="Table1.4">
          <table:table-cell table:style-name="Table1.A2" office:value-type="string">
            <text:p text:style-name="P12">New skills learned:</text:p>
            <text:list xml:id="list9000560446820853456" text:style-name="WW8Num2">
              <text:list-item>
                <text:p text:style-name="P17">Practical skills</text:p>
              </text:list-item>
              <text:list-item>
                <text:p text:style-name="P17">Personal skills</text:p>
              </text:list-item>
              <text:list-item>
                <text:p text:style-name="P17">Interpersonal skills</text:p>
              </text:list-item>
            </text:list>
          </table:table-cell>
          <table:table-cell table:style-name="Table1.A1" office:value-type="string">
            <text:p text:style-name="P4"/>
            <text:p text:style-name="P4">After learning how to handle deliveries, I've learned new verbal and body language skills.</text:p>
          </table:table-cell>
        </table:table-row>
        <table:table-row table:style-name="Table1.5">
          <table:table-cell table:style-name="Table1.A2" office:value-type="string">
            <text:p text:style-name="P13">How work was handled:</text:p>
            <text:p text:style-name="P14"/>
            <text:p text:style-name="P14"/>
          </table:table-cell>
          <table:table-cell table:style-name="Table1.A1" office:value-type="string">
            <text:p text:style-name="P4"/>
            <text:p text:style-name="P5">I feel that using the Negative stock program is going extremely well, as I find it easy to use and understand. The banking was a bit confusing at first, but I eventually got the hang of it.</text:p>
          </table:table-cell>
        </table:table-row>
        <table:table-row table:style-name="Table1.6">
          <table:table-cell table:style-name="Table1.A2" office:value-type="string">
            <text:p text:style-name="P13">Challenges encountered:</text:p>
            <text:list xml:id="list8581797464887429197" text:style-name="WW8Num3">
              <text:list-item>
                <text:p text:style-name="P18">Personal challenges</text:p>
              </text:list-item>
              <text:list-item>
                <text:p text:style-name="P18">Work-related challenges</text:p>
              </text:list-item>
            </text:list>
          </table:table-cell>
          <table:table-cell table:style-name="Table1.A1" office:value-type="string">
            <text:p text:style-name="P4"/>
            <text:p text:style-name="P4">This was the first time I've ever done any banking without help from another person, so it was a bit tough at the beginning but I figured it out.</text:p>
          </table:table-cell>
        </table:table-row>
        <text:soft-page-break/>
        <table:table-row table:style-name="Table1.7">
          <table:table-cell table:style-name="Table1.A1" table:number-columns-spanned="2" office:value-type="string">
            <text:p text:style-name="P14">Other comments: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ahoma" fo:font-size="11pt" fo:font-weight="bold" style:font-size-asian="11pt" style:font-weight-asian="bold" style:font-name-complex="Tahoma" style:font-size-complex="11pt"/>
    </style:style>
    <style:style style:name="MP2" style:family="paragraph" style:parent-style-name="Header">
      <style:text-properties fo:font-size="4pt" style:font-size-asian="4pt" style:font-size-complex="4pt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Work Experience Diary<text:tab/>2015</text:p>
        <text:p text:style-name="MP2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ay _ _ _ _</dc:title>
    <meta:initial-creator>pgarvan</meta:initial-creator>
    <meta:creation-date>2010-05-12T10:40:00</meta:creation-date>
    <dc:creator>Joey Tierney</dc:creator>
    <dc:date>2015-02-25T18:40:12.44</dc:date>
    <meta:editing-cycles>5</meta:editing-cycles>
    <meta:editing-duration>PT2M24S</meta:editing-duration>
    <meta:generator>OpenOffice/4.1.1$Win32 OpenOffice.org_project/411m6$Build-9775</meta:generator>
    <meta:document-statistic meta:table-count="1" meta:image-count="0" meta:object-count="0" meta:page-count="2" meta:paragraph-count="34" meta:word-count="203" meta:character-count="1216"/>
  </office:meta>
</office:document-meta>
</file>